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3"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 style:list-style-name="L2"/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5in" fo:text-indent="-0.1in" fo:margin-left="0.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to Git</text:h>
      <text:h text:style-name="Heading_20_2" text:outline-level="2">Revision control</text:h>
      <text:p text:style-name="Text_20_body">The goal is to track the steps of development and to facilitate collaboration between developers.</text:p>
      <text:p text:style-name="Text_20_body">Some basic concepts:</text:p>
      <text:p text:style-name="P3"><text:span text:style-name="T2"><text:tab/>Commit<text:tab/></text:span><text:span text:style-name="T3"><text:tab/>one </text:span><text:span text:style-name="T1">version of a set of files</text:span></text:p>
      <text:p text:style-name="P3"><text:span text:style-name="T1"><text:tab/></text:span><text:span text:style-name="T2">Repository<text:tab/></text:span><text:span text:style-name="T3">a place to store commits</text:span></text:p>
      <text:p text:style-name="P4"><text:span text:style-name="T1"><text:tab/>Diff<text:tab/><text:tab/></text:span><text:span text:style-name="T3">represents the differences between two commits</text:span></text:p>
      <text:p text:style-name="P4"><text:span text:style-name="T1"><text:tab/>Branches</text:span><text:tab/><text:span text:style-name="T3">parallel lines of development</text:span></text:p>
      <text:p text:style-name="P5"><text:tab/>Merge<text:tab/><text:span text:style-name="T4"><text:tab/>when parallel lines come back together</text:span></text:p>
      <text:p text:style-name="P7"><text:tab/>Conflicts<text:span text:style-name="T4"><text:tab/>failures of automatic merging</text:span></text:p>
      <text:h text:style-name="Heading_20_2" text:outline-level="2">Example commit history</text:h>
      <text:p text:style-name="P1"><draw:g text:anchor-type="as-char" draw:z-index="0" draw:style-name="gr1"><draw:circle draw:style-name="gr2" draw:text-style-name="P12" svg:width="0.1004in" svg:height="0.1004in" svg:x="0in" svg:y="0.0602in"><text:p/></draw:circle><draw:circle draw:style-name="gr3" draw:text-style-name="P13" svg:width="0.1004in" svg:height="0.1004in" svg:x="0.5in" svg:y="0.0602in"><text:p/></draw:circle><draw:line draw:style-name="gr4" draw:text-style-name="P13" svg:x1="0.0496in" svg:y1="0.1098in" svg:x2="0.5496in" svg:y2="0.1098in"><text:p/></draw:line><draw:circle draw:style-name="gr5" draw:text-style-name="P13" svg:width="0.1004in" svg:height="0.1004in" svg:x="1in" svg:y="0.0602in"><text:p/></draw:circle><draw:circle draw:style-name="gr6" draw:text-style-name="P13" svg:width="0.1004in" svg:height="0.1004in" svg:x="1.5in" svg:y="0.0602in"><text:p/></draw:circle><draw:circle draw:style-name="gr7" draw:text-style-name="P13" svg:width="0.1004in" svg:height="0.1004in" svg:x="1.35in" svg:y="0.6602in"><text:p/></draw:circle><draw:line draw:style-name="gr8" draw:text-style-name="P13" svg:x1="0.55in" svg:y1="0.1098in" svg:x2="1.05in" svg:y2="0.1098in"><text:p/></draw:line><draw:line draw:style-name="gr9" draw:text-style-name="P13" svg:x1="1.05in" svg:y1="0.1098in" svg:x2="1.55in" svg:y2="0.1098in"><text:p/></draw:line><draw:line draw:style-name="gr10" draw:text-style-name="P13" svg:x1="1.05in" svg:y1="0.1098in" svg:x2="1.4in" svg:y2="0.7098in"><text:p/></draw:line><draw:circle draw:style-name="gr11" draw:text-style-name="P13" svg:width="0.1004in" svg:height="0.1004in" svg:x="1.85in" svg:y="0.6602in"><text:p/></draw:circle><draw:line draw:style-name="gr12" draw:text-style-name="P13" svg:x1="1.4in" svg:y1="0.7098in" svg:x2="1.9in" svg:y2="0.7098in"><text:p/></draw:line><draw:circle draw:style-name="gr13" draw:text-style-name="P13" svg:width="0.1004in" svg:height="0.1004in" svg:x="2in" svg:y="0.0602in"><text:p/></draw:circle><draw:line draw:style-name="gr14" draw:text-style-name="P13" svg:x1="1.5496in" svg:y1="0.1098in" svg:x2="2.0496in" svg:y2="0.1098in"><text:p/></draw:line><draw:circle draw:style-name="gr15" draw:text-style-name="P13" svg:width="0.1004in" svg:height="0.1004in" svg:x="2.35in" svg:y="0.6602in"><text:p/></draw:circle><draw:line draw:style-name="gr16" draw:text-style-name="P13" svg:x1="1.9in" svg:y1="0.7098in" svg:x2="2.4in" svg:y2="0.7098in"><text:p/></draw:line><draw:line draw:style-name="gr17" draw:text-style-name="P13" svg:x1="2.0496in" svg:y1="0.1098in" svg:x2="2.4in" svg:y2="0.7102in"><text:p/></draw:line><draw:circle draw:style-name="gr18" draw:text-style-name="P13" svg:width="0.1004in" svg:height="0.1004in" svg:x="2.5in" svg:y="0.0602in"><text:p/></draw:circle><draw:line draw:style-name="gr19" draw:text-style-name="P13" svg:x1="2.0496in" svg:y1="0.1098in" svg:x2="2.5496in" svg:y2="0.1098in"><text:p/></draw:line><draw:circle draw:style-name="gr20" draw:text-style-name="P13" svg:width="0.1004in" svg:height="0.1004in" svg:x="2.85in" svg:y="0.6602in"><text:p/></draw:circle><draw:line draw:style-name="gr21" draw:text-style-name="P13" svg:x1="2.3996in" svg:y1="0.7098in" svg:x2="2.8996in" svg:y2="0.7098in"><text:p/></draw:line><draw:circle draw:style-name="gr22" draw:text-style-name="P13" svg:width="0.1004in" svg:height="0.1004in" svg:x="3in" svg:y="0.0602in"><text:p/></draw:circle><draw:line draw:style-name="gr23" draw:text-style-name="P13" svg:x1="2.5496in" svg:y1="0.1098in" svg:x2="3.0496in" svg:y2="0.1098in"><text:p/></draw:line><draw:custom-shape draw:style-name="gr24" draw:text-style-name="P12" svg:width="0.5504in" svg:height="0.2004in" svg:x="3.2in" svg:y="0in"><text:p text:style-name="P14"><text:span text:style-name="T6">master</text:span></text:p><draw:enhanced-geometry svg:viewBox="0 0 21600 21600" draw:type="rectangle" draw:enhanced-path="M 0 0 L 21600 0 21600 21600 0 21600 0 0 Z N"/></draw:custom-shape><draw:custom-shape draw:style-name="gr25" draw:text-style-name="P12" svg:width="0.6004in" svg:height="0.2004in" svg:x="3.05in" svg:y="0.6102in"><text:p text:style-name="P14"><text:span text:style-name="T6">branch1</text:span></text:p><draw:enhanced-geometry svg:viewBox="0 0 21600 21600" draw:type="rectangle" draw:enhanced-path="M 0 0 L 21600 0 21600 21600 0 21600 0 0 Z N"/></draw:custom-shape><draw:line draw:style-name="gr26" draw:text-style-name="P12" svg:x1="0.05in" svg:y1="1.0098in" svg:x2="0.9in" svg:y2="1.0098in"><text:p/></draw:line><draw:frame draw:style-name="gr27" draw:text-style-name="P16" svg:width="0.4614in" svg:height="0.2594in" svg:x="0.139in" svg:y="0.7583in"><draw:text-box><text:p text:style-name="P15"><text:span text:style-name="T6">time</text:span></text:p></draw:text-box></draw:frame><draw:frame draw:style-name="gr28" draw:text-style-name="P16" svg:width="0.5925in" svg:height="0.2594in" svg:x="2.1075in" svg:y="0.7083in"><draw:text-box><text:p text:style-name="P15"><text:span text:style-name="T6">merge</text:span></text:p></draw:text-box></draw:frame></draw:g></text:p>
      <text:p text:style-name="P2"/>
      <text:h text:style-name="Heading_20_2" text:outline-level="2">Distributed version control</text:h>
      <text:p text:style-name="Text_20_body">This is what makes Git great. <text:s/>Each developer has a <text:span text:style-name="T1">complete repository on his computer.</text:span></text:p>
      <text:list xml:id="list8050066831468579895" text:style-name="L2">
        <text:list-item>
          <text:p text:style-name="P8"><text:span text:style-name="T1">Scalable</text:span></text:p>
        </text:list-item>
        <text:list-item>
          <text:p text:style-name="P8"><text:span text:style-name="T1">Fast</text:span></text:p>
        </text:list-item>
        <text:list-item>
          <text:p text:style-name="P8"><text:span text:style-name="T1">Secure</text:span></text:p>
        </text:list-item>
        <text:list-item>
          <text:p text:style-name="P8"><text:span text:style-name="T1">Allows offline work</text:span></text:p>
        </text:list-item>
        <text:list-item>
          <text:p text:style-name="P8"><text:span text:style-name="T1">Supports various workflows</text:span></text:p>
        </text:list-item>
      </text:list>
      <text:p text:style-name="P3">Note: this model requires branches and lots of merging.</text:p>
      <text:p text:style-name="Text_20_body"><text:span text:style-name="T1"/></text:p>
      <text:p text:style-name="Text_20_body"><text:span text:style-name="T1">Distributed concepts</text:span></text:p>
      <text:p text:style-name="Text_20_body"><text:span text:style-name="T1"><text:tab/></text:span><text:span text:style-name="T2">Fetch</text:span><text:span text:style-name="T3"><text:tab/><text:tab/>update copies of remote branches (from a server)</text:span></text:p>
      <text:p text:style-name="Text_20_body"><text:span text:style-name="T3"><text:tab/></text:span><text:span text:style-name="T2">Push</text:span><text:span text:style-name="T3"><text:tab/><text:tab/>submit branches to a server</text:span></text:p>
      <text:p text:style-name="Text_20_body"><text:span text:style-name="T3"><text:tab/></text:span><text:span text:style-name="T2">Pull</text:span><text:span text:style-name="T3"><text:tab/><text:tab/>a </text:span><text:span text:style-name="T2">fetch</text:span><text:span text:style-name="T3"> followed by a </text:span><text:span text:style-name="T2">merge</text:span></text:p>
      <text:p text:style-name="Text_20_body"><text:span text:style-name="T3"><text:tab/></text:span><text:span text:style-name="T2">Tracking branch <text:s text:c="2"/></text:span><text:span text:style-name="T3"><text:s/>automatically pulls a specific remote branch</text:span></text:p>
      <text:p text:style-name="Text_20_body"><text:span text:style-name="T3"><text:tab/></text:span><text:span text:style-name="T2">Hash<text:tab/><text:tab/></text:span><text:span text:style-name="T3">an autogenerated code uniquely identifying a commit (depends on all files and </text:span><text:span text:style-name="T5">the entire history</text:span><text:span text:style-name="T3">)</text:span></text:p>
      <text:h text:style-name="P11" text:outline-level="2"><text:span text:style-name="T1">On Windows</text:span></text:h>
      <text:p text:style-name="P9"><text:span text:style-name="T1">TortoiseGit lets you do almost everything with the mouse.</text:span></text:p>
      <text:p text:style-name="P9"><text:span text:style-name="T1">But keep in mind that the command line is available for more complicated operations!</text:span></text:p>
      <text:p text:style-name="P9"><text:span text:style-name="T1">Some tips:</text:span></text:p>
      <text:list xml:id="list20293728" text:continue-numbering="true" text:style-name="L2">
        <text:list-item>
          <text:p text:style-name="P8"><text:span text:style-name="T1">When installing Git, make all command line tools accessible (you will want them some day).</text:span></text:p>
        </text:list-item>
        <text:list-item>
          <text:p text:style-name="P8"><text:span text:style-name="T1">Shift+Right Click &gt; Open command window here</text:span></text:p>
        </text:list-item>
        <text:list-item>
          <text:p text:style-name="P8"><text:span text:style-name="T1">Configure PuTTY settings for all the servers you want to use (e.g. GitHub), use Pageant</text:span></text:p>
          <text:p text:style-name="P8"><text:span text:style-name="T1">For GitHub: make a setting called “github” for git@github.com with your SSH key.</text:span></text:p>
          <text:p text:style-name="P8"><text:span text:style-name="T1">Then you can clone a simple URL like “github:pdg137/gitpres”.</text:span></text:p>
        </text:list-item>
      </text:list>
      <text:h text:style-name="Heading_20_2" text:outline-level="2"><text:span text:style-name="T1">A basic workflow</text:span></text:h>
      <text:list xml:id="list6808372725005600005" text:style-name="L3">
        <text:list-item>
          <text:p text:style-name="P6"><text:span text:style-name="T3">Do some work.</text:span></text:p>
        </text:list-item>
        <text:list-item>
          <text:p text:style-name="P6"><text:span text:style-name="T1">Commit </text:span><text:span text:style-name="T3">your changes. <text:s/>(If you do not do this, you could in some rare cases lose your work!)</text:span></text:p>
        </text:list-item>
        <text:list-item>
          <text:p text:style-name="P6"><text:span text:style-name="T1">Pull</text:span><text:span text:style-name="T3"> new changes from your server or collaborators.</text:span></text:p>
        </text:list-item>
        <text:list-item>
          <text:p text:style-name="P6"><text:span text:style-name="T1">Conflicts? <text:s/></text:span><text:span text:style-name="T3">Resolve and commit.</text:span></text:p>
        </text:list-item>
        <text:list-item>
          <text:p text:style-name="P6"><text:span text:style-name="T1">Push</text:span><text:span text:style-name="T3"> your commi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402in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22:20:22.79</meta:creation-date>
    <dc:date>2012-06-14T00:15:00.90</dc:date>
    <meta:editing-duration>PT1H39M12S</meta:editing-duration>
    <meta:editing-cycles>29</meta:editing-cycles>
    <meta:generator>OpenOffice.org/3.4$Win32 OpenOffice.org_project/340m1$Build-9590</meta:generator>
    <meta:document-statistic meta:table-count="0" meta:image-count="0" meta:object-count="0" meta:page-count="1" meta:paragraph-count="41" meta:word-count="288" meta:character-count="1735"/>
  </office:meta>
</office:document-meta>
</file>